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 office:value-type="string" calcext:value-type="string">
            <text:p>Cpp</text:p>
          </table:table-cell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 office:value-type="string" calcext:value-type="string">
            <text:p>Cpp</text:p>
          </table:table-cell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21:21:43.68025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21:22:45.554347864</dc:date>
    <meta:editing-duration>PT8H42M43S</meta:editing-duration>
    <meta:editing-cycles>46</meta:editing-cycles>
    <meta:generator>LibreOffice/6.0.7.3$Linux_X86_64 LibreOffice_project/00m0$Build-3</meta:generator>
    <meta:document-statistic meta:table-count="1" meta:cell-count="575" meta:object-count="0"/>
  </office:meta>
</office:document-meta>
</file>